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 Search of an Easy Problem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When preparing a tournament, Codeforces coordinators try treir best to make the first problem as easy as possible. This time the coordinator had chosen some problem and asked <text:bookmark text:name="MathJax-Element-1-Frame"/><text:bookmark text:name="MathJax-Span-1"/><text:bookmark text:name="MathJax-Span-2"/><text:bookmark text:name="MathJax-Span-3"/><text:span text:style-name="T1">n</text:span><text:span text:style-name="T2">�</text:span> people about their opinions. Each person answered whether this problem is easy or hard.</text:p>
      <text:p text:style-name="P7">If at least one of these <text:bookmark text:name="MathJax-Element-2-Frame"/><text:bookmark text:name="MathJax-Span-4"/><text:bookmark text:name="MathJax-Span-5"/><text:bookmark text:name="MathJax-Span-6"/><text:span text:style-name="T1">n</text:span><text:span text:style-name="T2">�</text:span> people has answered that the problem is hard, the coordinator decides to change the problem. For the given responses, check if the problem is easy enough.</text:p>
      <text:p text:style-name="P10">Input</text:p>
      <text:p text:style-name="P7">The first line contains a single integer <text:bookmark text:name="MathJax-Element-3-Frame"/><text:bookmark text:name="MathJax-Span-7"/><text:bookmark text:name="MathJax-Span-8"/><text:bookmark text:name="MathJax-Span-9"/><text:span text:style-name="T1">n</text:span><text:span text:style-name="T2">�</text:span> (<text:bookmark text:name="MathJax-Element-4-Frame"/><text:bookmark text:name="MathJax-Span-10"/><text:bookmark text:name="MathJax-Span-11"/><text:bookmark text:name="MathJax-Span-12"/><text:span text:style-name="T3">1</text:span><text:bookmark text:name="MathJax-Span-13"/><text:span text:style-name="T4">≤</text:span><text:bookmark text:name="MathJax-Span-14"/><text:span text:style-name="T1">n</text:span><text:bookmark text:name="MathJax-Span-15"/><text:span text:style-name="T4">≤</text:span><text:bookmark text:name="MathJax-Span-16"/><text:span text:style-name="T3">100</text:span><text:span text:style-name="T2">1≤�≤100</text:span>) — the number of people who were asked to give their opinions.</text:p>
      <text:p text:style-name="P7">The second line contains <text:bookmark text:name="MathJax-Element-5-Frame"/><text:bookmark text:name="MathJax-Span-17"/><text:bookmark text:name="MathJax-Span-18"/><text:bookmark text:name="MathJax-Span-19"/><text:span text:style-name="T1">n</text:span><text:span text:style-name="T2">�</text:span> integers, each integer is either <text:bookmark text:name="MathJax-Element-6-Frame"/><text:bookmark text:name="MathJax-Span-20"/><text:bookmark text:name="MathJax-Span-21"/><text:bookmark text:name="MathJax-Span-22"/><text:span text:style-name="T3">0</text:span><text:span text:style-name="T2">0</text:span> or <text:bookmark text:name="MathJax-Element-7-Frame"/><text:bookmark text:name="MathJax-Span-23"/><text:bookmark text:name="MathJax-Span-24"/><text:bookmark text:name="MathJax-Span-25"/><text:span text:style-name="T3">1</text:span><text:span text:style-name="T2">1</text:span>. If <text:bookmark text:name="MathJax-Element-8-Frame"/><text:bookmark text:name="MathJax-Span-26"/><text:bookmark text:name="MathJax-Span-27"/><text:bookmark text:name="MathJax-Span-28"/><text:span text:style-name="T1">i</text:span><text:span text:style-name="T2">�</text:span>-th integer is <text:bookmark text:name="MathJax-Element-9-Frame"/><text:bookmark text:name="MathJax-Span-29"/><text:bookmark text:name="MathJax-Span-30"/><text:bookmark text:name="MathJax-Span-31"/><text:span text:style-name="T3">0</text:span><text:span text:style-name="T2">0</text:span>, then <text:bookmark text:name="MathJax-Element-10-Frame"/><text:bookmark text:name="MathJax-Span-32"/><text:bookmark text:name="MathJax-Span-33"/><text:bookmark text:name="MathJax-Span-34"/><text:span text:style-name="T1">i</text:span><text:span text:style-name="T2">�</text:span>-th person thinks that the problem is easy; if it is <text:bookmark text:name="MathJax-Element-11-Frame"/><text:bookmark text:name="MathJax-Span-35"/><text:bookmark text:name="MathJax-Span-36"/><text:bookmark text:name="MathJax-Span-37"/><text:span text:style-name="T3">1</text:span><text:span text:style-name="T2">1</text:span>, then <text:bookmark text:name="MathJax-Element-12-Frame"/><text:bookmark text:name="MathJax-Span-38"/><text:bookmark text:name="MathJax-Span-39"/><text:bookmark text:name="MathJax-Span-40"/><text:span text:style-name="T1">i</text:span><text:span text:style-name="T2">�</text:span>-th person thinks that the problem is hard.</text:p>
      <text:p text:style-name="P10">Output</text:p>
      <text:p text:style-name="P8">Print one word: "<text:span text:style-name="T5">EASY</text:span>" if the problem is easy according to all responses, or "<text:span text:style-name="T5">HARD</text:span>" if there is at least one person who thinks the problem is hard.</text:p>
      <text:p text:style-name="P8">You may print every letter in any register: "<text:span text:style-name="T5">EASY</text:span>", "<text:span text:style-name="T5">easy</text:span>", "<text:span text:style-name="T5">EaSY</text:span>" and "<text:span text:style-name="T5">eAsY</text:span>" all will be processed correctly.</text:p>
      <text:p text:style-name="P9">Examples</text:p>
      <text:p text:style-name="P11">input</text:p>
      <text:section text:style-name="Sect1" text:name="id006442466265101467">
        <text:p text:style-name="P12">Copy</text:p>
      </text:section>
      <text:p text:style-name="P1"><text:bookmark text:name="id0025678326612365554"/>3</text:p>
      <text:p text:style-name="P2">0 0 1</text:p>
      <text:p text:style-name="P11">output</text:p>
      <text:section text:style-name="Sect1" text:name="id0021604352895220846">
        <text:p text:style-name="P12">Copy</text:p>
      </text:section>
      <text:p text:style-name="P1"><text:bookmark text:name="id009142687392234308"/>HARD</text:p>
      <text:p text:style-name="P11">input</text:p>
      <text:section text:style-name="Sect1" text:name="id004295692664886035">
        <text:p text:style-name="P12">Copy</text:p>
      </text:section>
      <text:p text:style-name="P1"><text:bookmark text:name="id0045998330810514476"/>1</text:p>
      <text:p text:style-name="P2">0</text:p>
      <text:p text:style-name="P11">output</text:p>
      <text:section text:style-name="Sect1" text:name="id00167419316576483">
        <text:p text:style-name="P12">Copy</text:p>
      </text:section>
      <text:p text:style-name="P1"><text:bookmark text:name="id002640186975177252"/>EASY</text:p>
      <text:p text:style-name="P10">Note</text:p>
      <text:p text:style-name="P8">In the first example the third person says it's a hard problem, so it should be replaced.</text:p>
      <text:p text:style-name="P8">In the second example the problem easy for the only person, so it doesn't have to be replac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6:55:45.724000000</dc:date>
    <meta:editing-duration>PT9S</meta:editing-duration>
    <meta:editing-cycles>1</meta:editing-cycles>
    <meta:document-statistic meta:table-count="0" meta:image-count="0" meta:object-count="0" meta:page-count="1" meta:paragraph-count="35" meta:word-count="261" meta:character-count="1424" meta:non-whitespace-character-count="1197"/>
    <meta:generator>LibreOffice/7.2.2.2$Windows_X86_64 LibreOffice_project/02b2acce88a210515b4a5bb2e46cbfb63fe97d56</meta:generator>
  </office:meta>
</office:document-meta>
</file>